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6000002CFA5A6426D76E33D01.png" manifest:media-type="image/png"/>
  <manifest:file-entry manifest:full-path="Pictures/1000000000000504000002CF841B5614709D1723.png" manifest:media-type="image/png"/>
  <manifest:file-entry manifest:full-path="Pictures/1000000000000506000002CFFBFBFF24B28DEBDE.png" manifest:media-type="image/png"/>
  <manifest:file-entry manifest:full-path="Pictures/1000000000000506000002CFFE0BE90B5EB28367.png" manifest:media-type="image/png"/>
  <manifest:file-entry manifest:full-path="Pictures/1000000000000502000002D18EA4E4A7A970FD5D.png" manifest:media-type="image/png"/>
  <manifest:file-entry manifest:full-path="Pictures/1000000000000506000002D02FD18F6349993359.png" manifest:media-type="image/png"/>
  <manifest:file-entry manifest:full-path="Pictures/1000000000000506000002CF55CDB703362BF6CC.png" manifest:media-type="image/png"/>
  <manifest:file-entry manifest:full-path="Pictures/1000000000000506000002CF7239FA4CD60AFD09.png" manifest:media-type="image/png"/>
  <manifest:file-entry manifest:full-path="Pictures/1000000000000506000002A8D91A3645D36AAC0E.png" manifest:media-type="image/png"/>
  <manifest:file-entry manifest:full-path="Pictures/1000000000000506000002A8D3A97450FB4AFEB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2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Focus-title">
      <style:graphic-properties fo:min-height="2.63cm"/>
      <style:paragraph-properties style:writing-mode="lr-tb"/>
    </style:style>
    <style:style style:name="pr2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Focus1-title">
      <style:graphic-properties draw:auto-grow-height="true" fo:min-height="3cm"/>
      <style:paragraph-properties style:writing-mode="lr-tb"/>
    </style:style>
    <style:style style:name="pr4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Focus2-title">
      <style:graphic-properties draw:auto-grow-height="true" fo:min-height="2.63cm"/>
      <style:paragraph-properties style:writing-mode="lr-tb"/>
    </style:style>
    <style:style style:name="pr6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Focus3-title">
      <style:graphic-properties draw:auto-grow-height="true" fo:min-height="2.5cm"/>
      <style:paragraph-properties style:writing-mode="lr-tb"/>
    </style:style>
    <style:style style:name="pr8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Focus3-title">
      <style:graphic-properties fo:min-height="2.5cm"/>
      <style:paragraph-properties style:writing-mode="lr-tb"/>
    </style:style>
    <style:style style:name="pr10" style:family="presentation" style:parent-style-name="Focus3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11.221cm" svg:height="2.63cm" svg:x="1.4cm" svg:y="0.627cm" presentation:class="title" presentation:placeholder="true" presentation:user-transformed="true">
          <draw:text-box/>
        </draw:frame>
        <draw:frame draw:style-name="gr1" draw:text-style-name="P2" draw:layer="layout" svg:width="26.129cm" svg:height="15.749cm" svg:x="0.997cm" svg:y="0.001cm">
          <draw:image xlink:href="Pictures/1000000000000504000002CF841B5614709D1723.png" xlink:type="simple" xlink:show="embed" xlink:actuate="onLoad" draw:mime-type="image/png">
            <text:p/>
          </draw:image>
        </draw:frame>
        <draw:frame draw:style-name="gr2" draw:text-style-name="P3" draw:layer="layout" svg:width="26.102cm" svg:height="15.749cm" svg:x="1.011cm" svg:y="0.042cm">
          <draw:image xlink:href="Pictures/1000000000000502000002D18EA4E4A7A970FD5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text-style-name="P1" draw:layer="layout" svg:width="12cm" svg:height="3cm" svg:x="8cm" svg:y="2.5cm" presentation:class="title" presentation:placeholder="true">
          <draw:text-box/>
        </draw:frame>
        <draw:frame draw:style-name="gr1" draw:text-style-name="P2" draw:layer="layout" svg:width="26.086cm" svg:height="15.749cm" svg:x="1.019cm" svg:y="0.001cm">
          <draw:image xlink:href="Pictures/1000000000000506000002CFFBFBFF24B28DEBD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5" draw:text-style-name="P1" draw:layer="layout" svg:width="18.313cm" svg:height="2.63cm" svg:x="4.903cm" svg:y="0.627cm" presentation:class="title" presentation:placeholder="true" presentation:user-transformed="true">
          <draw:text-box/>
        </draw:frame>
        <draw:frame draw:style-name="gr1" draw:text-style-name="P2" draw:layer="layout" svg:width="26.05cm" svg:height="15.749cm" svg:x="1.037cm" svg:y="0cm">
          <draw:image xlink:href="Pictures/1000000000000506000002D02FD18F634999335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7" draw:text-style-name="P1" draw:layer="layout" svg:width="24cm" svg:height="2.5cm" svg:x="2cm" svg:y="1cm" presentation:class="title" presentation:placeholder="true">
          <draw:text-box/>
        </draw:frame>
        <draw:frame draw:style-name="gr1" draw:text-style-name="P2" draw:layer="layout" svg:width="26.086cm" svg:height="15.749cm" svg:x="1.019cm" svg:y="0.001cm">
          <draw:image xlink:href="Pictures/1000000000000506000002CF55CDB703362BF6C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9" draw:text-style-name="P1" draw:layer="layout" svg:width="24cm" svg:height="2.5cm" svg:x="2cm" svg:y="1cm" presentation:class="title" presentation:placeholder="true">
          <draw:text-box/>
        </draw:frame>
        <draw:frame draw:style-name="gr1" draw:text-style-name="P2" draw:layer="layout" svg:width="26.086cm" svg:height="15.749cm" svg:x="1.019cm" svg:y="0cm">
          <draw:image xlink:href="Pictures/1000000000000506000002CFA5A6426D76E33D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9" draw:text-style-name="P1" draw:layer="layout" svg:width="24cm" svg:height="2.5cm" svg:x="2cm" svg:y="1cm" presentation:class="title" presentation:placeholder="true">
          <draw:text-box/>
        </draw:frame>
        <draw:frame draw:style-name="gr1" draw:text-style-name="P2" draw:layer="layout" svg:width="26.086cm" svg:height="15.749cm" svg:x="1.019cm" svg:y="0.001cm">
          <draw:image xlink:href="Pictures/1000000000000506000002CFFE0BE90B5EB2836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9" draw:text-style-name="P1" draw:layer="layout" svg:width="24cm" svg:height="2.5cm" svg:x="2cm" svg:y="1cm" presentation:class="title" presentation:placeholder="true">
          <draw:text-box/>
        </draw:frame>
        <draw:frame draw:style-name="gr1" draw:text-style-name="P2" draw:layer="layout" svg:width="26.086cm" svg:height="15.749cm" svg:x="1.019cm" svg:y="0cm">
          <draw:image xlink:href="Pictures/1000000000000506000002CF7239FA4CD60AFD0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9" draw:text-style-name="P1" draw:layer="layout" svg:width="24cm" svg:height="2.5cm" svg:x="2cm" svg:y="1cm" presentation:class="title" presentation:placeholder="true">
          <draw:text-box/>
        </draw:frame>
        <draw:frame draw:style-name="gr1" draw:text-style-name="P2" draw:layer="layout" svg:width="27.582cm" svg:height="15.749cm" svg:x="0.271cm" svg:y="0.001cm">
          <draw:image xlink:href="Pictures/1000000000000506000002A8D91A3645D36AAC0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presentation:style-name="pr9" draw:text-style-name="P1" draw:layer="layout" svg:width="24cm" svg:height="2.5cm" svg:x="2cm" svg:y="1cm" presentation:class="title" presentation:placeholder="true">
          <draw:text-box/>
        </draw:frame>
        <draw:frame draw:style-name="gr1" draw:text-style-name="P2" draw:layer="layout" svg:width="27.582cm" svg:height="15.749cm" svg:x="0.271cm" svg:y="0.043cm">
          <draw:image xlink:href="Pictures/1000000000000506000002A8D3A97450FB4AFEB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2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fill-gradient-name="Gradient_20_1" draw:fill-hatch-name="Hatching_20_1"/>
    </style:style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2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02T16:38:57.234000000</meta:creation-date>
    <meta:editing-duration>PT8M1S</meta:editing-duration>
    <meta:editing-cycles>3</meta:editing-cycles>
    <meta:generator>LibreOffice/7.1.3.2$Windows_X86_64 LibreOffice_project/47f78053abe362b9384784d31a6e56f8511eb1c1</meta:generator>
    <dc:title>Focus</dc:title>
    <dc:date>2021-06-04T10:40:40.983000000</dc:date>
    <meta:document-statistic meta:object-count="113"/>
  </office:meta>
</office:document-meta>
</file>